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36pt" style:font-size-asian="36pt" style:font-size-complex="36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4.10.2016<text:tab/><text:tab/><text:tab/><text:tab/><text:tab/><text:tab/><text:tab/> <text:s text:c="7"/>Projektdokumentation Rhinozelfant</text:p>
      <text:p text:style-name="Standard"/>
      <text:p text:style-name="Standard"/>
      <text:p text:style-name="Standard"/>
      <text:p text:style-name="Standard"/>
      <text:p text:style-name="Standard"/>
      <text:p text:style-name="Standard"/>
      <text:p text:style-name="Standard"/>
      <text:p text:style-name="Standard"/>
      <text:p text:style-name="P1">Rhinozelfant</text:p>
      <text:p text:style-name="P1"><text:span text:style-name="T1">Dokumentation: Christan Marzian</text:span></text:p>
      <text:p text:style-name="P1"><text:span text:style-name="T1">Quelltext: Christian Marzian</text:span></text:p>
      <text:p text:style-name="P1"><text:span text:style-name="T1">Lösungsansätze: Christian Marzian</text:span></text:p>
      <text:p text:style-name="P1"><text:span text:style-name="T1"/></text:p>
      <text:p text:style-name="P1"><text:span text:style-name="T1">BWInf 35 RBBDo Gruppe 2</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3">1</text:p>
      <text:p text:style-name="P7"><text:soft-page-break/><text:span text:style-name="T2">24.10.2016<text:tab/><text:tab/><text:tab/><text:tab/><text:tab/><text:tab/><text:tab/> <text:s text:c="7"/>Projektdokumentation Rhinozelfant<text:tab/></text:span><text:tab/><text:tab/><text:tab/><text:tab/></text:p>
      <text:p text:style-name="P7"/>
      <text:p text:style-name="P7"/>
      <text:p text:style-name="P7">Inhaltsverzeichnis</text:p>
      <text:p text:style-name="P4"><text:tab/>Problemstellung .....................................................................................................................</text:p>
      <text:p text:style-name="P4"><text:tab/>Lösungsidee</text:p>
      <text:p text:style-name="P4"><text:tab/>Umsetzung</text:p>
      <text:p text:style-name="P4"><text:tab/>Beispiele</text:p>
      <text:p text:style-name="P2"/>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p>
      <text:p text:style-name="P4"><text:soft-page-break/>24.10.2016<text:tab/><text:tab/><text:tab/><text:tab/><text:tab/><text:tab/><text:tab/> <text:s text:c="7"/>Projektdokumentation Rhinozelfant</text:p>
      <text:p text:style-name="P4"/>
      <text:p text:style-name="P5">Problemstellung</text:p>
      <text:p text:style-name="P5"><text:span text:style-name="T3">Laut Aufgabenstellung soll eine neue Tierart auf einem Foto identifiziert werden. Diese Tierart kann die Gegenstände, die hinter ihm liegen auf seiner Oberfläche kopiert darstellen. Durch hochauflösende Fotos kann dieses Tier identifiziert werden. Die Hautschuppen des Tieres sind so aufgebaut, dass um eine kopierte Hautschuppe herum die angrenzenden Hautschuppen die exakt gleiche Farbe haben. Es wird nun ein Programm benötigt, das solch ein Tier auf einem Foto sichtbar macht.</text:span></text:p>
      <text:p text:style-name="P5"><text:span text:style-name="T3"/></text:p>
      <text:p text:style-name="P5">Lösungsidee:</text:p>
      <text:p text:style-name="P6">Das eingelesene Foto wird Pixel für Pixel eingelesen. Bei jedem Pixel wird geschaut, ob ein angrenzender Pixel die gleichen RGB-Werte besitzt. Ist dies der Fall, dann wird der entsprechende Pixel Weiß gefärbt. Ansonsten behält der Pixel seine ursprüngliche Farbe</text:p>
      <text:p text:style-name="P6"/>
      <text:p text:style-name="P5">Umsetzu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8:42:10</meta:creation-date>
    <dc:date>2016-10-16T19:25:49</dc:date>
    <meta:editing-duration>PT43M40S</meta:editing-duration>
    <meta:editing-cycles>18</meta:editing-cycles>
    <meta:generator>OpenOffice/4.0.1$Unix OpenOffice.org_project/401m5$Build-9714</meta:generator>
    <meta:document-statistic meta:table-count="0" meta:image-count="0" meta:object-count="0" meta:page-count="3" meta:paragraph-count="20" meta:word-count="143" meta:character-count="1271"/>
  </office:meta>
</office:document-meta>
</file>